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22377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94.0"/>
          <table:table-cell office:value-type="float" office:value="12984.0"/>
          <table:table-cell office:value-type="float" office:value="87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364606"/>
          <table:table-cell office:value-type="float" office:value="0.069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2.0"/>
          <table:table-cell office:value-type="float" office:value="80.0"/>
          <table:table-cell office:value-type="float" office:value="440.0"/>
          <table:table-cell office:value-type="float" office:value="4594.0"/>
          <table:table-cell office:value-type="float" office:value="12984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.41995"/>
          <table:table-cell office:value-type="float" office:value="2.211"/>
          <table:table-cell office:value-type="float" office:value="2.12"/>
          <table:table-cell office:value-type="float" office:value="71136.0"/>
          <table:table-cell office:value-type="float" office:value="0.0"/>
          <table:table-cell office:value-type="float" office:value="127.0"/>
          <table:table-cell office:value-type="float" office:value="5875.0"/>
          <table:table-cell office:value-type="float" office:value="77852.0"/>
          <table:table-cell office:value-type="float" office:value="4170.0"/>
          <table:table-cell office:value-type="float" office:value="11292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7173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92745"/>
          <table:table-cell office:value-type="float" office:value="0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3645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7512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9.0"/>
          <table:table-cell office:value-type="float" office:value="8318.0"/>
          <table:table-cell office:value-type="string">
            <text:p/>
          </table:table-cell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88725"/>
          <table:table-cell office:value-type="float" office:value="0.157"/>
          <table:table-cell office:value-type="float" office:value="0.08"/>
          <table:table-cell office:value-type="float" office:value="888.0"/>
          <table:table-cell office:value-type="float" office:value="0.0"/>
          <table:table-cell office:value-type="float" office:value="10.0"/>
          <table:table-cell office:value-type="float" office:value="540.0"/>
          <table:table-cell office:value-type="float" office:value="3084.0"/>
          <table:table-cell office:value-type="float" office:value="4594.0"/>
          <table:table-cell office:value-type="float" office:value="12996.0"/>
          <table:table-cell office:value-type="float" office:value="91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14239"/>
          <table:table-cell office:value-type="float" office:value="0.877"/>
          <table:table-cell office:value-type="float" office:value="0.81"/>
          <table:table-cell office:value-type="float" office:value="24398.0"/>
          <table:table-cell office:value-type="float" office:value="0.0"/>
          <table:table-cell office:value-type="float" office:value="58.0"/>
          <table:table-cell office:value-type="float" office:value="2292.0"/>
          <table:table-cell office:value-type="float" office:value="52043.0"/>
          <table:table-cell office:value-type="float" office:value="4594.0"/>
          <table:table-cell office:value-type="float" office:value="12996.0"/>
          <table:table-cell office:value-type="float" office:value="91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1.5464"/>
          <table:table-cell office:value-type="float" office:value="21.224"/>
          <table:table-cell office:value-type="float" office:value="21.16"/>
          <table:table-cell office:value-type="float" office:value="460600.0"/>
          <table:table-cell office:value-type="float" office:value="0.0"/>
          <table:table-cell office:value-type="float" office:value="510.0"/>
          <table:table-cell office:value-type="float" office:value="37446.0"/>
          <table:table-cell office:value-type="float" office:value="960364.0"/>
          <table:table-cell office:value-type="float" office:value="4170.0"/>
          <table:table-cell office:value-type="float" office:value="11304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7173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65681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6575"/>
          <table:table-cell office:value-type="float" office:value="0.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string">
            <text:p/>
          </table:table-cell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0057"/>
          <table:table-cell office:value-type="float" office:value="0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8.0"/>
          <table:table-cell office:value-type="float" office:value="8317.0"/>
          <table:table-cell office:value-type="string">
            <text:p/>
          </table:table-cell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32814"/>
          <table:table-cell office:value-type="float" office:value="0.085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216.0"/>
          <table:table-cell office:value-type="float" office:value="774.0"/>
          <table:table-cell office:value-type="float" office:value="4594.0"/>
          <table:table-cell office:value-type="float" office:value="12989.0"/>
          <table:table-cell office:value-type="float" office:value="87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12682"/>
          <table:table-cell office:value-type="float" office:value="0.074"/>
          <table:table-cell office:value-type="float" office:value="0.02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44.0"/>
          <table:table-cell office:value-type="float" office:value="647.0"/>
          <table:table-cell office:value-type="float" office:value="4594.0"/>
          <table:table-cell office:value-type="float" office:value="12989.0"/>
          <table:table-cell office:value-type="float" office:value="90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5794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5.84453"/>
          <table:table-cell office:value-type="float" office:value="5.567"/>
          <table:table-cell office:value-type="float" office:value="5.49"/>
          <table:table-cell office:value-type="float" office:value="191610.0"/>
          <table:table-cell office:value-type="float" office:value="0.0"/>
          <table:table-cell office:value-type="float" office:value="159.0"/>
          <table:table-cell office:value-type="float" office:value="10542.0"/>
          <table:table-cell office:value-type="float" office:value="202892.0"/>
          <table:table-cell office:value-type="float" office:value="4170.0"/>
          <table:table-cell office:value-type="float" office:value="11297.0"/>
          <table:table-cell office:value-type="float" office:value="91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7173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